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2.554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_gbpxl_202002221530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bpxl v1.0 BOM, github.com/xx0x/gbpx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nufacturer 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5430DDA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L5.0-W4.0-P1.27-LS6.0-BL-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5430DDA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PS5430DD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MA_L4.3-W2.6-LS5.2-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MDD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4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-D8XF2.3_C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750EK227M1AAAE018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750EK227M1AAAE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-707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RH74-220(F)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3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805'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24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805'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805'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SUB25</text:p>
          </table:table-cell>
          <table:table-cell office:value-type="string" calcext:value-type="string">
            <text:p>COM1</text:p>
          </table:table-cell>
          <table:table-cell office:value-type="string" calcext:value-type="string">
            <text:p>DSUB25_DOUBLE_SI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25-SP</text:p>
          </table:table-cell>
          <table:table-cell office:value-type="string" calcext:value-type="string">
            <text:p>ENCITEC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DB25-S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6,C7,C8,C10,C9</text:p>
          </table:table-cell>
          <table:table-cell office:value-type="string" calcext:value-type="string">
            <text:p>0805'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805'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3,C2</text:p>
          </table:table-cell>
          <table:table-cell office:value-type="string" calcext:value-type="string">
            <text:p>0805'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805'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P SWITC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DIP SWITCHEI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DI-04H-V</text:p>
          </table:table-cell>
          <table:table-cell office:value-type="string" calcext:value-type="string">
            <text:p>DIPTRONICS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AH104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D-3MM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-3MM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YL-3014LRD1A</text:p>
          </table:table-cell>
          <table:table-cell office:value-type="string" calcext:value-type="string">
            <text:p>FORYARD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FYL-3014LRD1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X232ECSE+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16_L9.9-W3.9-P1.27-LS6.0-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232ECSE+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AX232ECSE+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MEGA480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48_L7.0-W7.0-P0.50-LS9.0-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4809-AFR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TMEGA4809-AF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SE</text:p>
          </table:table-cell>
          <table:table-cell table:number-columns-repeated="3"/>
          <table:table-cell office:value-type="string" calcext:value-type="string">
            <text:p>2360-0102-23</text:p>
          </table:table-cell>
          <table:table-cell office:value-type="string" calcext:value-type="string">
            <text:p>ENCITEC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COV25-SCL-B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22T15:33:39.296000000</dc:date>
    <meta:editing-duration>PT3M29S</meta:editing-duration>
    <meta:editing-cycles>2</meta:editing-cycles>
    <meta:generator>LibreOffice/6.4.0.3$Windows_X86_64 LibreOffice_project/b0a288ab3d2d4774cb44b62f04d5d28733ac6df8</meta:generator>
    <meta:document-statistic meta:table-count="1" meta:cell-count="132" meta:object-count="0"/>
  </office:meta>
</office:document-meta>
</file>